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fo:font-weight="normal" officeooo:rsid="001a7610" officeooo:paragraph-rsid="001ea532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Comment_5f_template">
      <style:paragraph-properties fo:text-align="start" style:justify-single-word="false"/>
      <style:text-properties style:text-underline-style="solid" style:text-underline-width="auto" style:text-underline-color="font-color" officeooo:rsid="0016cd37" officeooo:paragraph-rsid="001723a7"/>
    </style:style>
    <style:style style:name="P3" style:family="paragraph" style:parent-style-name="Comment_5f_template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officeooo:rsid="0018e181" officeooo:paragraph-rsid="0018e181" style:font-size-asian="14pt" style:font-style-asian="normal" style:font-size-complex="14pt" style:font-style-complex="normal"/>
    </style:style>
    <style:style style:name="P4" style:family="paragraph" style:parent-style-name="Comment_5f_template">
      <style:paragraph-properties fo:text-align="start" style:justify-single-word="false"/>
      <style:text-properties fo:color="#000000" fo:font-size="12pt" fo:font-style="normal" style:text-underline-style="none" officeooo:rsid="001a7610" officeooo:paragraph-rsid="001a7610" style:font-size-asian="10.5pt" style:font-style-asian="normal" style:font-size-complex="12pt" style:font-style-complex="normal"/>
    </style:style>
    <style:style style:name="P5" style:family="paragraph" style:parent-style-name="Comment_5f_template">
      <style:paragraph-properties fo:text-align="start" style:justify-single-word="false"/>
      <style:text-properties fo:font-size="10pt" officeooo:paragraph-rsid="001723a7" style:font-size-asian="10pt" style:font-size-complex="10pt"/>
    </style:style>
    <style:style style:name="P6" style:family="paragraph" style:parent-style-name="Comment_5f_template">
      <style:paragraph-properties fo:text-align="start" style:justify-single-word="false"/>
      <style:text-properties fo:font-size="10pt" officeooo:rsid="00178e47" officeooo:paragraph-rsid="00178e47" style:font-size-asian="10pt" style:font-size-complex="10pt"/>
    </style:style>
    <style:style style:name="P7" style:family="paragraph" style:parent-style-name="Standard_20__28_user_29_">
      <style:paragraph-properties fo:text-align="start" style:justify-single-word="false"/>
      <style:text-properties fo:font-size="12pt" style:text-underline-style="none" fo:font-weight="normal" officeooo:rsid="0021051a" officeooo:paragraph-rsid="0021051a" style:font-size-asian="12pt" style:font-weight-asian="normal" style:font-size-complex="12pt" style:font-weight-complex="normal"/>
    </style:style>
    <style:style style:name="P8" style:family="paragraph" style:parent-style-name="Standard_20__28_user_29_">
      <style:text-properties fo:font-size="12pt" style:font-size-asian="12pt" style:font-size-complex="12pt"/>
    </style:style>
    <style:style style:name="P9" style:family="paragraph" style:parent-style-name="Standard_20__28_user_29_">
      <style:text-properties fo:font-size="12pt" officeooo:rsid="0021051a" officeooo:paragraph-rsid="0021051a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rsid="0016cd37" officeooo:paragraph-rsid="0016cd37"/>
    </style:style>
    <style:style style:name="P11" style:family="paragraph" style:parent-style-name="Standard">
      <style:paragraph-properties fo:text-align="start" style:justify-single-word="false"/>
      <style:text-properties officeooo:rsid="0016cd37" officeooo:paragraph-rsid="0016cd37"/>
    </style:style>
    <style:style style:name="P12" style:family="paragraph" style:parent-style-name="Standard">
      <style:paragraph-properties fo:text-align="center" style:justify-single-word="false"/>
      <style:text-properties officeooo:paragraph-rsid="0016cd37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723a7" officeooo:paragraph-rsid="001723a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1051a" officeooo:paragraph-rsid="0021051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ea532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a532" officeooo:paragraph-rsid="001ea53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1051a" officeooo:paragraph-rsid="0021051a" style:font-size-asian="15pt" style:font-weight-asian="bold" style:font-size-complex="15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size-asian="9pt" style:font-size-complex="9pt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3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tyle="normal" style:text-underline-style="none" style:font-style-asian="normal" style:font-style-complex="normal"/>
    </style:style>
    <style:style style:name="T3" style:family="text">
      <style:text-properties fo:color="#000000" fo:font-style="normal" style:text-underline-style="none" officeooo:rsid="001723a7" style:font-style-asian="normal" style:font-style-complex="normal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officeooo:rsid="001a7610" style:font-style-asian="normal" style:font-style-complex="normal"/>
    </style:style>
    <style:style style:name="T6" style:family="text"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font-size="14pt" fo:font-style="normal" style:text-underline-style="solid" style:text-underline-width="auto" style:text-underline-color="font-color" fo:font-weight="bold" officeooo:rsid="001a7610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9" style:family="text">
      <style:text-properties officeooo:rsid="0021051a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tyle="normal" fo:text-shadow="none" style:letter-kerning="true" style:font-style-asian="normal" style:font-style-complex="normal" style:text-emphasize="none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tyle="normal" fo:text-shadow="none" style:letter-kerning="true" style:font-style-asian="normal" style:text-emphasize="none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style:letter-kerning="true" style:font-size-asian="14pt" style:font-style-asian="normal" style:font-size-complex="14pt" style:text-emphasize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size-asian="9pt" style:font-size-complex="9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06cm" fo:min-width="3.0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6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3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4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1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3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1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01cm" fo:min-width="1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1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11cm" fo:min-width="2.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6cm" fo:min-width="3.0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05cm" fo:min-width="2.9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05cm" fo:min-width="2.9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07cm" fo:min-width="2.9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0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0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02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/></text:p>
      <text:p text:style-name="P10"><text:span text:style-name="T1">Dossier écrit Grand Angle </text:span></text:p>
      <text:p text:style-name="P10"><text:span text:style-name="T1"/></text:p>
      <text:p text:style-name="P11"><text:span text:style-name="T1"/></text:p>
      <text:p text:style-name="P13">Les spécifications fonctionnelles du besoin :</text:p>
      <text:p text:style-name="P12"/>
      <text:p text:style-name="P2"/>
      <text:p text:style-name="P5"><text:span text:style-name="T3">L’application sera utilisée par une société qui se nomme Grand Angle. C’est une société dédié à l’exposition d’oeuvre d’art. La partie back-office de l’application sera utilisé par 25 personnes, de la direction général de l’entreprise, en passant par le service de maintenance, de traduction jusqu’au salarié de base.</text:span></text:p>
      <text:p text:style-name="P5"><text:span text:style-name="T3"/></text:p>
      <text:p text:style-name="P6"><text:span text:style-name="T3">P</text:span><text:span text:style-name="T2">our ce qui est du côté visiteur de cet application, le nombre d’utilisateur variera selon le nombre de visiteur pour les expositions en cours.</text:span></text:p>
      <text:p text:style-name="P6"><text:span text:style-name="T2"/></text:p>
      <text:p text:style-name="P6"><text:span text:style-name="T2"/></text:p>
      <text:p text:style-name="P6"><text:span text:style-name="T2">Les supports utilisés côté bak-office seront de la tablette Ipad mini 8 jusqu’aux stations graphiques Dell disposant toutes de 2 écrans 26 pouces.</text:span></text:p>
      <text:p text:style-name="P6"><text:span text:style-name="T2">Côté visiteurs, ils utiliseront leurs propre téléphones ou tablettes pour avoir accès auu contenu enrichi de l’exposition.</text:span></text:p>
      <text:p text:style-name="P6"><text:span text:style-name="T2"/></text:p>
      <text:p text:style-name="P6"><text:span text:style-name="T2"/></text:p>
      <text:p text:style-name="P6"/>
      <text:p text:style-name="P3">Cartographie fonctionelle :</text:p>
      <text:p text:style-name="P3"/>
      <text:p text:style-name="P3"/>
      <text:p text:style-name="P4">Application côté back-office.</text:p>
      <text:p text:style-name="P3"><draw:g text:anchor-type="paragraph" draw:z-index="0" draw:name="Forme1" draw:style-name="gr1"><draw:custom-shape draw:style-name="gr2" draw:text-style-name="P19" svg:width="3.518cm" svg:height="0.957cm" svg:x="7.162cm" svg:y="3cm"><text:p text:style-name="P18"><text:span text:style-name="T13">Accueil back-office</text:span></text:p><draw:enhanced-geometry svg:viewBox="0 0 21600 21600" draw:type="rectangle" draw:enhanced-path="M 0 0 L 21600 0 21600 21600 0 21600 0 0 Z N"/></draw:custom-shape><draw:custom-shape draw:style-name="gr3" draw:text-style-name="P19" svg:width="3.167cm" svg:height="1.063cm" svg:x="3.879cm" svg:y="4.914cm"><text:p text:style-name="P18"><text:span text:style-name="T13">Expositions</text:span></text:p><draw:enhanced-geometry svg:viewBox="0 0 21600 21600" draw:type="rectangle" draw:enhanced-path="M 0 0 L 21600 0 21600 21600 0 21600 0 0 Z N"/></draw:custom-shape><draw:line draw:style-name="gr4" draw:text-style-name="P20" svg:x1="12.44cm" svg:y1="4.381cm" svg:x2="12.44cm" svg:y2="4.913cm"><text:p/></draw:line><draw:line draw:style-name="gr5" draw:text-style-name="P20" svg:x1="5.52cm" svg:y1="4.381cm" svg:x2="5.52cm" svg:y2="4.913cm"><text:p/></draw:line><draw:line draw:style-name="gr6" draw:text-style-name="P20" svg:x1="5.52cm" svg:y1="4.381cm" svg:x2="12.439cm" svg:y2="4.381cm"><text:p/></draw:line><draw:line draw:style-name="gr7" draw:text-style-name="P20" svg:x1="8.921cm" svg:y1="3.957cm" svg:x2="8.921cm" svg:y2="4.382cm"><text:p/></draw:line><draw:custom-shape draw:style-name="gr8" draw:text-style-name="P22" svg:width="4.34cm" svg:height="1.063cm" svg:x="10.212cm" svg:y="4.914cm"><text:p text:style-name="P21"><text:span text:style-name="T14"><text:s/></text:span><text:span text:style-name="T13">Gestion collaborateurs <text:s text:c="2"/></text:span></text:p><draw:enhanced-geometry svg:viewBox="0 0 21600 21600" draw:type="rectangle" draw:enhanced-path="M 0 0 L 21600 0 21600 21600 0 21600 0 0 Z N"/></draw:custom-shape><draw:custom-shape draw:style-name="gr9" draw:text-style-name="P19" svg:width="1.994cm" svg:height="1.063cm" svg:x="2.119cm" svg:y="6.935cm"><text:p text:style-name="P18"><text:span text:style-name="T13">Oeuvres</text:span></text:p><draw:enhanced-geometry svg:viewBox="0 0 21600 21600" draw:type="rectangle" draw:enhanced-path="M 0 0 L 21600 0 21600 21600 0 21600 0 0 Z N"/></draw:custom-shape><draw:line draw:style-name="gr10" draw:text-style-name="P20" svg:x1="3.174cm" svg:y1="6.403cm" svg:x2="3.174cm" svg:y2="6.935cm"><text:p/></draw:line><draw:line draw:style-name="gr11" draw:text-style-name="P20" svg:x1="4.699cm" svg:y1="6.403cm" svg:x2="5.52cm" svg:y2="6.403cm"><text:p/></draw:line><draw:line draw:style-name="gr12" draw:text-style-name="P20" svg:x1="5.52cm" svg:y1="6.401cm" svg:x2="5.52cm" svg:y2="5.976cm"><text:p/></draw:line><draw:frame draw:style-name="gr13" draw:text-style-name="P24" svg:width="3.634cm" svg:height="0.777cm" svg:x="0.009cm" svg:y="3.319cm"><draw:text-box><text:p text:style-name="P23"><text:span text:style-name="T15">Niveau 0</text:span></text:p></draw:text-box></draw:frame><draw:frame draw:style-name="gr14" draw:text-style-name="P24" svg:width="2.698cm" svg:height="0.777cm" svg:x="0.009cm" svg:y="5.127cm"><draw:text-box><text:p text:style-name="P23"><text:span text:style-name="T15">Niveau 1</text:span></text:p></draw:text-box></draw:frame><draw:frame draw:style-name="gr15" draw:text-style-name="P26" svg:width="1.996cm" svg:height="1.354cm" svg:x="-0.109cm" svg:y="7.253cm"><draw:text-box><text:p text:style-name="P25"><text:span text:style-name="T13">Niveau 2</text:span></text:p></draw:text-box></draw:frame><draw:custom-shape draw:style-name="gr16" draw:text-style-name="P19" svg:width="1.876cm" svg:height="1.063cm" svg:x="4.465cm" svg:y="6.935cm"><text:p text:style-name="P18"><text:span text:style-name="T13">Artistes</text:span></text:p><draw:enhanced-geometry svg:viewBox="0 0 21600 21600" draw:type="rectangle" draw:enhanced-path="M 0 0 L 21600 0 21600 21600 0 21600 0 0 Z N"/></draw:custom-shape><draw:custom-shape draw:style-name="gr17" draw:text-style-name="P19" svg:width="1.878cm" svg:height="1.063cm" svg:x="6.693cm" svg:y="6.935cm"><text:p text:style-name="P18"><text:span text:style-name="T13">Collectifs</text:span></text:p><draw:enhanced-geometry svg:viewBox="0 0 21600 21600" draw:type="rectangle" draw:enhanced-path="M 0 0 L 21600 0 21600 21600 0 21600 0 0 Z N"/></draw:custom-shape><draw:line draw:style-name="gr18" draw:text-style-name="P20" svg:x1="4.699cm" svg:y1="6.403cm" svg:x2="3.174cm" svg:y2="6.403cm"><text:p/></draw:line><draw:line draw:style-name="gr19" draw:text-style-name="P20" svg:x1="5.52cm" svg:y1="6.403cm" svg:x2="7.748cm" svg:y2="6.403cm"><text:p/></draw:line><draw:line draw:style-name="gr20" draw:text-style-name="P20" svg:x1="7.748cm" svg:y1="6.403cm" svg:x2="7.748cm" svg:y2="6.935cm"><text:p/></draw:line><draw:line draw:style-name="gr21" draw:text-style-name="P20" svg:x1="5.522cm" svg:y1="6.403cm" svg:x2="5.521cm" svg:y2="6.935cm"><text:p/></draw:line><draw:custom-shape draw:style-name="gr22" draw:text-style-name="P19" svg:width="2.112cm" svg:height="0.853cm" svg:x="2.119cm" svg:y="8.847cm"><text:p text:style-name="P18"><text:span text:style-name="T13">Médias</text:span></text:p><draw:enhanced-geometry svg:viewBox="0 0 21600 21600" draw:type="rectangle" draw:enhanced-path="M 0 0 L 21600 0 21600 21600 0 21600 0 0 Z N"/></draw:custom-shape><draw:custom-shape draw:style-name="gr23" draw:text-style-name="P19" svg:width="1.996cm" svg:height="0.853cm" svg:x="4.465cm" svg:y="8.847cm"><text:p text:style-name="P18"><text:span text:style-name="T13">Médias</text:span></text:p><draw:enhanced-geometry svg:viewBox="0 0 21600 21600" draw:type="rectangle" draw:enhanced-path="M 0 0 L 21600 0 21600 21600 0 21600 0 0 Z N"/></draw:custom-shape><draw:custom-shape draw:style-name="gr24" draw:text-style-name="P19" svg:width="1.878cm" svg:height="0.853cm" svg:x="6.693cm" svg:y="8.847cm"><text:p text:style-name="P18"><text:span text:style-name="T13">Médias</text:span></text:p><draw:enhanced-geometry svg:viewBox="0 0 21600 21600" draw:type="rectangle" draw:enhanced-path="M 0 0 L 21600 0 21600 21600 0 21600 0 0 Z N"/></draw:custom-shape><draw:line draw:style-name="gr25" draw:text-style-name="P20" svg:x1="3.174cm" svg:y1="7.998cm" svg:x2="3.174cm" svg:y2="8.849cm"><text:p/></draw:line><draw:line draw:style-name="gr26" draw:text-style-name="P20" svg:x1="5.403cm" svg:y1="7.998cm" svg:x2="5.403cm" svg:y2="8.849cm"><text:p/></draw:line><draw:line draw:style-name="gr27" draw:text-style-name="P20" svg:x1="7.748cm" svg:y1="7.998cm" svg:x2="7.748cm" svg:y2="8.849cm"><text:p/></draw:line><draw:frame draw:style-name="gr28" draw:text-style-name="P28" svg:width="1.759cm" svg:height="1.354cm" svg:x="0.009cm" svg:y="9.061cm"><draw:text-box><text:p text:style-name="P27"><text:span text:style-name="T16">Niveau 3</text:span></text:p></draw:text-box></draw:frame><draw:custom-shape draw:style-name="gr29" draw:text-style-name="P19" svg:width="2.816cm" svg:height="1.063cm" svg:x="12.439cm" svg:y="6.935cm"><text:p text:style-name="P18"><text:span text:style-name="T13">Editer/Créer</text:span></text:p><text:p text:style-name="P18"><text:span text:style-name="T13">Collaborateurs</text:span></text:p><draw:enhanced-geometry svg:viewBox="0 0 21600 21600" draw:type="rectangle" draw:enhanced-path="M 0 0 L 21600 0 21600 21600 0 21600 0 0 Z N"/></draw:custom-shape><draw:custom-shape draw:style-name="gr30" draw:text-style-name="P19" svg:width="2.581cm" svg:height="1.063cm" svg:x="9.508cm" svg:y="6.935cm"><text:p text:style-name="P18"><text:span text:style-name="T13">Liste</text:span></text:p><text:p text:style-name="P18"><text:span text:style-name="T13"><text:s/></text:span><text:span text:style-name="T13">Collaborateurs</text:span></text:p><draw:enhanced-geometry svg:viewBox="0 0 21600 21600" draw:type="rectangle" draw:enhanced-path="M 0 0 L 21600 0 21600 21600 0 21600 0 0 Z N"/></draw:custom-shape><draw:line draw:style-name="gr31" draw:text-style-name="P20" svg:x1="10.681cm" svg:y1="6.403cm" svg:x2="10.681cm" svg:y2="6.935cm"><text:p/></draw:line><draw:line draw:style-name="gr32" draw:text-style-name="P20" svg:x1="13.846cm" svg:y1="6.403cm" svg:x2="13.846cm" svg:y2="6.935cm"><text:p/></draw:line><draw:line draw:style-name="gr33" draw:text-style-name="P20" svg:x1="12.322cm" svg:y1="5.976cm" svg:x2="12.322cm" svg:y2="6.401cm"><text:p/></draw:line><draw:line draw:style-name="gr34" draw:text-style-name="P20" svg:x1="10.681cm" svg:y1="6.403cm" svg:x2="12.323cm" svg:y2="6.403cm"><text:p/></draw:line><draw:line draw:style-name="gr35" draw:text-style-name="P20" svg:x1="12.322cm" svg:y1="6.403cm" svg:x2="13.847cm" svg:y2="6.403cm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pplication côté Visiteur :</text:p>
      <text:p text:style-name="P4"/>
      <text:p text:style-name="P4"><draw:g text:anchor-type="paragraph" draw:z-index="1" draw:name="Forme2" draw:style-name="gr1"><draw:custom-shape draw:style-name="gr36" draw:text-style-name="P30" svg:width="3.566cm" svg:height="1.311cm" svg:x="7.705cm" svg:y="1.207cm"><text:p text:style-name="P29"><text:span text:style-name="T17">Accueil public</text:span></text:p><draw:enhanced-geometry svg:viewBox="0 0 21600 21600" draw:type="rectangle" draw:enhanced-path="M 0 0 L 21600 0 21600 21600 0 21600 0 0 Z N"/></draw:custom-shape><draw:custom-shape draw:style-name="gr37" draw:text-style-name="P32" svg:width="3.424cm" svg:height="1.456cm" svg:x="3.569cm" svg:y="3.83cm"><text:p text:style-name="P31"><text:span text:style-name="T18">Visite intéractive</text:span></text:p><draw:enhanced-geometry svg:viewBox="0 0 21600 21600" draw:type="rectangle" draw:enhanced-path="M 0 0 L 21600 0 21600 21600 0 21600 0 0 Z N"/></draw:custom-shape><draw:line draw:style-name="gr38" draw:text-style-name="P20" svg:x1="13.695cm" svg:y1="3.1cm" svg:x2="13.695cm" svg:y2="3.828cm"><text:p/></draw:line><draw:line draw:style-name="gr39" draw:text-style-name="P20" svg:x1="5.281cm" svg:y1="3.1cm" svg:x2="5.281cm" svg:y2="3.828cm"><text:p/></draw:line><draw:line draw:style-name="gr40" draw:text-style-name="P20" svg:x1="5.281cm" svg:y1="3.1cm" svg:x2="13.696cm" svg:y2="3.1cm"><text:p/></draw:line><draw:line draw:style-name="gr41" draw:text-style-name="P20" svg:x1="9.416cm" svg:y1="2.518cm" svg:x2="9.416cm" svg:y2="3.101cm"><text:p/></draw:line><draw:custom-shape draw:style-name="gr42" draw:text-style-name="P22" svg:width="3.424cm" svg:height="1.456cm" svg:x="11.982cm" svg:y="3.83cm"><text:p text:style-name="P21"><text:span text:style-name="T15">Liste expositions</text:span></text:p><draw:enhanced-geometry svg:viewBox="0 0 21600 21600" draw:type="rectangle" draw:enhanced-path="M 0 0 L 21600 0 21600 21600 0 21600 0 0 Z N"/></draw:custom-shape><draw:custom-shape draw:style-name="gr43" draw:text-style-name="P32" svg:width="3.424cm" svg:height="1.458cm" svg:x="2.427cm" svg:y="6.594cm"><text:p text:style-name="P31"><text:span text:style-name="T18">Contenu enrichi</text:span></text:p><draw:enhanced-geometry svg:viewBox="0 0 21600 21600" draw:type="rectangle" draw:enhanced-path="M 0 0 L 21600 0 21600 21600 0 21600 0 0 Z N"/></draw:custom-shape><draw:line draw:style-name="gr44" draw:text-style-name="P20" svg:x1="4.282cm" svg:y1="5.866cm" svg:x2="4.282cm" svg:y2="6.594cm"><text:p/></draw:line><draw:line draw:style-name="gr45" draw:text-style-name="P20" svg:x1="4.282cm" svg:y1="5.866cm" svg:x2="5.28cm" svg:y2="5.866cm"><text:p/></draw:line><draw:line draw:style-name="gr46" draw:text-style-name="P20" svg:x1="5.281cm" svg:y1="5.867cm" svg:x2="5.281cm" svg:y2="5.284cm"><text:p/></draw:line><draw:frame draw:style-name="gr47" draw:text-style-name="P34" svg:width="4.421cm" svg:height="1.303cm" svg:x="-0.282cm" svg:y="1.671cm"><draw:text-box><text:p text:style-name="P33"><text:span text:style-name="T18">Niveau 0</text:span></text:p></draw:text-box></draw:frame><draw:frame draw:style-name="gr48" draw:text-style-name="P34" svg:width="3.282cm" svg:height="2.273cm" svg:x="-0.282cm" svg:y="4.119cm"><draw:text-box><text:p text:style-name="P33"><text:span text:style-name="T18">Niveau 1</text:span></text:p></draw:text-box></draw:frame><draw:frame draw:style-name="gr49" draw:text-style-name="P34" svg:width="2.426cm" svg:height="2.273cm" svg:x="-0.282cm" svg:y="7.031cm"><draw:text-box><text:p text:style-name="P33"><text:span text:style-name="T18">Niveau 2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2">Autorisations :</text:h>
      <text:p text:style-name="P15"><text:span text:style-name="T7"/></text:p>
      <text:p text:style-name="P16"><text:span text:style-name="T5">S</text:span><text:span text:style-name="T4">eul le directeur a un rôle d’administrateur. Grace à ce rôle, il est le seul capable de créer, modifier ou supprimer un collaborateur dans la partie dédiée à cela.</text:span></text:p>
      <text:p text:style-name="P16"><text:span text:style-name="T4"/></text:p>
      <text:p text:style-name="P16"><text:span text:style-name="T4">Les autres employés peuvent ajouter, modifier une exposition, une œuvre, un artiste ou un collectif.</text:span></text:p>
      <text:p text:style-name="P16"><text:span text:style-name="T4"/></text:p>
      <text:p text:style-name="P16"><text:span text:style-name="T4">Il y a aussi une fonctionnalité qui enverra un mail automatiquement si une œuvre n’est pas réceptionné 7 jours avant le début de l’exposition où celle-ci est programmée.</text:span></text:p>
      <text:p text:style-name="P16"><text:span text:style-name="T4"/></text:p>
      <text:p text:style-name="P16"><text:span text:style-name="T4"/></text:p>
      <text:p text:style-name="P16"><text:span text:style-name="T8">Gestions des langues :</text:span></text:p>
      <text:p text:style-name="P16"><text:span text:style-name="T6"/></text:p>
      <text:p text:style-name="P16"><text:span text:style-name="T6"/></text:p>
      <text:p text:style-name="P16"><text:span text:style-name="T4">Sur l’application côté visiteur, il y a une fonctionnalité qui permet de passer de la langue française à la langue anglaise ou chinoise grâce à un petit drapeau en haut de l’écran.</text:span></text:p>
      <text:p text:style-name="P16"><text:span text:style-name="T4"/></text:p>
      <text:p text:style-name="P16"><text:span text:style-name="T4">Côté back office, les traducteurs peuvent rajouter toutes les informations de l’exposition, des œuvres, des artistes ou des différents collectifs traduit dans un espace prévu à cet effet.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7"><text:soft-page-break/><text:span text:style-name="T4">Les <text:s/>spécifications techniques :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7"><text:span text:style-name="T10">Langages de programmation utilis</text:span><text:span text:style-name="T11">és :</text:span></text:p>
      <text:p text:style-name="P7"><text:span text:style-name="T11"/></text:p>
      <text:p text:style-name="P7"><text:span text:style-name="T11">- PHP</text:span></text:p>
      <text:p text:style-name="P7"><text:span text:style-name="T11"/></text:p>
      <text:p text:style-name="P7"><text:span text:style-name="T11">- HTML</text:span></text:p>
      <text:p text:style-name="P7"><text:span text:style-name="T11"/></text:p>
      <text:p text:style-name="P7"><text:span text:style-name="T11">- CSS</text:span></text:p>
      <text:p text:style-name="P7"><text:span text:style-name="T11"/></text:p>
      <text:p text:style-name="P7"><text:span text:style-name="T11">- <text:s/>JS ( Jquery )</text:span></text:p>
      <text:p text:style-name="P7"><text:span text:style-name="T11"/></text:p>
      <text:p text:style-name="P7"><text:span text:style-name="T11">- SQL</text:span></text:p>
      <text:p text:style-name="P7"><text:span text:style-name="T11"/></text:p>
      <text:p text:style-name="P7"><text:span text:style-name="T11"/></text:p>
      <text:p text:style-name="P7"><text:span text:style-name="T11">Le html et css ont été utilisés pour la mise en page des applications. Le Javascript, plus particulièrement le Jquery a été utilisé pour faire des animations sur les pages, cacher des partie de texte ou d’image grace à un bouton. </text:span></text:p>
      <text:p text:style-name="P7"><text:span text:style-name="T11">Le SQL à servi à faire toutes nos requêtes à la base de donnée. Que cela soit pour créer modifier supprimer ou juste afficher toutes les informations dans la base de donnée de l’application.</text:span></text:p>
      <text:p text:style-name="P7"><text:span text:style-name="T11"/></text:p>
      <text:p text:style-name="P7"><text:span text:style-name="T11">Et enfin le PHP a été utilisé pour gérer toute la partie dynamique de l’application.</text:span></text:p>
      <text:p text:style-name="P7"><text:span text:style-name="T11"/></text:p>
      <text:p text:style-name="P7"><text:span text:style-name="T11">On utilise aussi la technologie API flash code pour que les visiteurs puissent accéder à l’application.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2">Technique de programmation :</text:span><text:span text:style-name="T11"> </text:span></text:p>
      <text:p text:style-name="P7"><text:span text:style-name="T11"/></text:p>
      <text:p text:style-name="P7"><text:span text:style-name="T11"/></text:p>
      <text:p text:style-name="P8">Les différentes technique<text:span text:style-name="T9">s </text:span>de programmation que nous avons utilisé <text:span text:style-name="T9">sont :</text:span></text:p>
      <text:p text:style-name="P8"/>
      <text:p text:style-name="P8"/>
      <text:p text:style-name="P8">- <text:span text:style-name="T9">L’extension Php PDO ( pour tout ce qui est connection à la base de donnée )</text:span></text:p>
      <text:p text:style-name="P8"/>
      <text:p text:style-name="P8">- <text:span text:style-name="T9">les formulaires ( pour les créations, modifications de contenu)</text:span></text:p>
      <text:p text:style-name="P8"/>
      <text:p text:style-name="P8">- <text:span text:style-name="T9">une carte intéractive</text:span></text:p>
      <text:p text:style-name="P8"/>
      <text:p text:style-name="P8">- <text:span text:style-name="T9">Des Sessions PHP</text:span></text:p>
      <text:p text:style-name="P8"/>
      <text:p text:style-name="P8"/>
      <text:p text:style-name="P9">Pour ce qui est du design, Photoshop et Illustrator ont été utilisés pour la carte our encore le logo de la sociét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 fo:orphans="2" fo:widows="2" style:writing-mode="lr-tb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mment_5f_template" style:display-name="Comment_template" style:family="paragraph" style:parent-style-name="Standard_20__28_user_29_">
      <style:paragraph-properties fo:text-align="start" style:justify-single-word="false"/>
      <style:text-properties fo:color="#0000ff" fo:font-size="9pt" fo:language="en" fo:country="GB" fo:font-style="italic" style:font-size-asian="9pt" style:font-style-asian="italic" style:font-size-complex="9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start" style:justify-single-word="false" fo:keep-together="always" fo:break-before="page" fo:padding-left="0cm" fo:padding-right="0cm" fo:padding-top="0cm" fo:padding-bottom="0.035cm" fo:border-left="none" fo:border-right="none" fo:border-top="none" fo:border-bottom="1.5pt solid #000000"/>
      <style:text-properties fo:font-variant="small-caps" fo:font-size="14pt" fo:font-weight="bold" style:letter-kerning="true" style:font-size-asian="14pt" style:font-weight-asian="bold" style:font-name-complex="Arial3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423cm" fo:margin-bottom="0.353cm" loext:contextual-spacing="false" fo:break-before="auto" fo:break-after="auto" fo:padding="0cm" fo:border="none" fo:keep-with-next="always"/>
      <style:text-properties fo:font-size="12pt" fo:font-weight="normal" style:font-size-asian="12pt" style:font-weight-asian="normal" style:font-name-complex="Times" style:font-family-complex="Times" style:font-family-generic-complex="roman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26:41.158000000</meta:creation-date>
    <dc:date>2019-03-30T15:20:24.801000000</dc:date>
    <meta:editing-duration>PT27M57S</meta:editing-duration>
    <meta:editing-cycles>8</meta:editing-cycles>
    <meta:generator>LibreOffice/6.1.2.1$Windows_X86_64 LibreOffice_project/65905a128db06ba48db947242809d14d3f9a93fe</meta:generator>
    <meta:document-statistic meta:table-count="0" meta:image-count="0" meta:object-count="0" meta:page-count="3" meta:paragraph-count="34" meta:word-count="470" meta:character-count="2832" meta:non-whitespace-character-count="2391"/>
  </office:meta>
</office:document-meta>
</file>